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style:text-position="super 58%"/>
    </style:style>
    <style:style style:name="T15" style:family="text">
      <style:text-properties style:text-position="super 58%"/>
    </style:style>
    <style:style style:name="T16" style:family="text">
      <style:text-properties style:text-position="super 58%"/>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style:text-position="super 58%"/>
    </style:style>
    <style:style style:name="T55" style:family="text">
      <style:text-properties style:text-position="super 58%"/>
    </style:style>
    <style:style style:name="T56" style:family="text">
      <style:text-properties style:text-position="super 58%"/>
    </style:style>
    <style:style style:name="T57" style:family="text">
      <style:text-properties style:text-position="super 58%"/>
    </style:style>
    <style:style style:name="T58" style:family="text">
      <style:text-properties style:text-position="super 58%"/>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style:font-name="Courier New" style:font-name-asian="Courier New" style:font-name-complex="Courier New"/>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style:font-name="Courier New" style:font-name-asian="Courier New" style:font-name-complex="Courier New"/>
    </style:style>
    <style:style style:name="T192" style:family="text">
      <style:text-properties fo:font-style="italic" style:font-style-asian="italic" style:font-style-complex="italic"/>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2">
      <style:paragraph-properties fo:margin-top="0in" fo:margin-bottom="0in"/>
    </style:style>
    <style:style style:name="P40" style:family="paragraph" style:parent-style-name="Text_20_body" style:list-style-name="L3">
      <style:paragraph-properties fo:margin-top="0in" fo:margin-bottom="0in"/>
    </style:style>
  </office:automatic-styles>
  <office:body>
    <office:text>
      <text:h text:style-name="Title">Autocento of the breakfast table</text:h>
      <text:h text:style-name="Heading_20_2" text:outline-level="2">Introduction</text:h>
      <text:p text:style-name="First_20_paragraph"><text:span text:style-name="T4">Autocento</text:span><text:span text:style-name="T5"> </text:span><text:span text:style-name="T6">of</text:span><text:span text:style-name="T7"> </text:span><text:span text:style-name="T8">the</text:span><text:span text:style-name="T9"> </text:span><text:span text:style-name="T10">breakfast</text:span><text:span text:style-name="T11"> </text:span><text:span text:style-name="T12">table</text:span> is a hypertextual exploration of the workings of revision across time. Somebody<text:span text:style-name="T13">[</text:span><text:span text:style-name="T14">citation</text:span><text:span text:style-name="T15"> </text:span><text:span text:style-name="T16">needed</text:span><text:span text:style-name="T17">]</text:span> once said that every relationship we have is part of the same relationship; the same is true of authorship. As we write, as we continue writing across our lives, patterns thread themselves through our work: images, certain phrases, preoccupations. This project attempts to make those threads more apparent, using the technology of hypertext and the opposing ideas of the <text:span text:style-name="T18">hapax</text:span><text:span text:style-name="T19"> </text:span><text:span text:style-name="T20">legomenon</text:span> and the <text:span text:style-name="T21">cento</text:span>, held in tension with each other.</text:p>
      <text:p text:style-name="Text_20_body">I'm also an MFA candidate at Northern Arizona University. This is my thesis. Let me tell you about it.</text:p>
      <text:h text:style-name="Heading_20_3" text:outline-level="3">Hapax legomenon, or <text:span text:style-name="T22">You</text:span><text:span text:style-name="T23"> </text:span><text:span text:style-name="T24">are</text:span><text:span text:style-name="T25"> </text:span><text:span text:style-name="T26">special</text:span></text:h>
      <text:p text:style-name="First_20_paragraph"><text:span text:style-name="T27">Hapax</text:span><text:span text:style-name="T28"> </text:span><text:span text:style-name="T29">legomenon</text:span> (ἅπαξ λεγόμενον) is Greek for "something said only once." It comes from the field of corpus linguistics, where it causes problems for translators of ancient texts. Because it only happens once in its corpus, a <text:span text:style-name="T30">hapax</text:span><text:span text:style-name="T31"> </text:span><text:span text:style-name="T32">legmonenon</text:span> is an enigma: there's only one context to guess its meaning from. This means that many <text:span text:style-name="T33">hapax</text:span><text:span text:style-name="T34"> </text:span><text:span text:style-name="T35">legomena</text:span> remain untranslated, as in Mayan tablets, or are questionably translated, as in the Bible.</text:p>
      <text:p text:style-name="Text_20_body">Given the way we use language every day, treading over the same words and thoughts in a way that is nonetheless comforting, and given the fact that a <text:span text:style-name="T36">hapax</text:span><text:span text:style-name="T37"> </text:span><text:span text:style-name="T38">legomenon</text:span> is, by its definition, the rarest word in the place it appears, you might think that <text:span text:style-name="T39">hapax</text:span><text:span text:style-name="T40"> </text:span><text:span text:style-name="T41">legomena</text:span>, as phenomena, are rare. You'd be wrong. In the Brown Corpus of American English Text, which comprises some fifty thousand words, about half are <text:span text:style-name="T42">hapax</text:span><text:span text:style-name="T43"> </text:span><text:span text:style-name="T44">legomena</text:span>. In most large corpora, in fact, between forty and sixty per cent of the words occur only once, and another ten to fifteen per cent occur only twice, a fact that I imagine causes translators all sorts of grief.</text:p>
      <text:p text:style-name="Text_20_body">This seeming paradox is reminiscent of another in biology, as summed up by this infographic I keep seeing around the Internet<text:note text:id="ftn0" text:note-class="footnote"><text:note-citation>1</text:note-citation><text:note-body><text:p text:style-name="Footnote">Which apparently, though not really surprisingly given the nature of the Internet, has its roots in this blog post.</text:p></text:note-body></text:note>: <text:span text:style-name="T45">Really.</text:span><text:span text:style-name="T46"> </text:span><text:span text:style-name="T47">I</text:span><text:span text:style-name="T48"> </text:span><text:span text:style-name="T49">see</text:span><text:span text:style-name="T50"> </text:span><text:span text:style-name="T51">it</text:span><text:span text:style-name="T52"> </text:span><text:span text:style-name="T53">everywhere.</text:span></text:p>
      <text:p text:style-name="Text_20_body">Apparently, the chances of you, dear Reader, being born is something like one in 10<text:span text:style-name="T54">2,685,000</text:span>. The chances of me being born is something like one in 10<text:span text:style-name="T55">2,685,000</text:span>. The chances of the guy you stood behind in line for your coffee this morning? His chance of being born was something like one in 10<text:span text:style-name="T56">2,685,000</text:span>. The thing is, a number like one in 10<text:span text:style-name="T57">2,685,000</text:span> stops meaning so much when we take the number of times such a "rare" event occurs. There are about seven billion (or <draw:frame text:anchor-type="as-char" style:vertical-pos="middle" style:vertical-rel="text"><draw:object xlink:href="Formula-0/" xlink:type="simple" xlink:show="embed" xlink:actuate="onLoad"/></draw:frame>) people on Earth---and all of them have that same small chance of one in 10<text:span text:style-name="T58">2,685,000</text:span> of being born. And they all were.</text:p>
      <text:p text:style-name="Text_20_body">It stops seeming so special after thinking about it.</text:p>
      <text:h text:style-name="Heading_20_3" text:outline-level="3"><text:span text:style-name="T59">Cento</text:span>, or <text:span text:style-name="T60">just</text:span><text:span text:style-name="T61"> </text:span><text:span text:style-name="T62">like</text:span><text:span text:style-name="T63"> </text:span><text:span text:style-name="T64">everyone</text:span><text:span text:style-name="T65"> </text:span><text:span text:style-name="T66">else</text:span></text:h>
      <text:p text:style-name="First_20_paragraph"><text:span text:style-name="T67">Cento</text:span> is Latin, stolen from the Greek κέντρόνη, which means "patchwork garment." A <text:span text:style-name="T68">cento</text:span> is a poem composed completely from parts of other poems, a mash-up that makes up for its lack of originality in utterance with a novelty in arrangement.</text:p>
      <text:p text:style-name="Text_20_body">If we apply the <text:span text:style-name="T69">cento</text:span> to biology, we can win back some of that uniqueness, we can resolve some of that paradox of the <text:span text:style-name="T70">hapax</text:span><text:span text:style-name="T71"> </text:span><text:span text:style-name="T72">legomenon</text:span>. Sure, nothing is new under the sun, but it can be made new if we say it differently, or if we put it next to something it hasn't met before. We can become hosts to the parties of our lives, and rub elbows with the same tired celebrities everyone's rubbed elbows with, but make it different. Because <text:span text:style-name="T73">we</text:span> put the tables on roller skates. Because <text:span text:style-name="T74">we</text:span> told the joke this time with a Rabbi. Because <text:span text:style-name="T75">we</text:span> are special snowflakes, and it doesn't matter that there's more of us than there is sand on the beaches at Normandy. Because <text:span text:style-name="T76">we</text:span> are still all different somehow.</text:p>
      <text:h text:style-name="Heading_20_3" text:outline-level="3">On <text:span text:style-name="T77">n</text:span>-grams</text:h>
      <text:p text:style-name="First_20_paragraph">What we have so far: - A <text:span text:style-name="T78">hapax</text:span><text:span text:style-name="T79"> </text:span><text:span text:style-name="T80">legomenon</text:span> technically refers only to <text:span text:style-name="T81">one</text:span><text:span text:style-name="T82"> </text:span><text:span text:style-name="T83">word</text:span> in a corpus. - A <text:span text:style-name="T84">cento</text:span> technically refers to a poem with <text:span text:style-name="T85">whole</text:span><text:span text:style-name="T86"> </text:span><text:span text:style-name="T87">phrases</text:span> taken from others, patchwork-style.</text:p>
      <text:p text:style-name="Text_20_body">These concepts get more interesting as we play with their scopes. To do that, we need to take a look at the <text:span text:style-name="T88">n</text:span>-gram.</text:p>
      <text:p text:style-name="Text_20_body">In linguistics and computational probability, an <text:span text:style-name="T89">n</text:span>-gram is a contiguous system of <text:span text:style-name="T90">n</text:span> items from a given sequence of text or speech. By looking at <text:span text:style-name="T91">n</text:span>-grams, linguists can look at deeper trends in language than with single words alone<text:note text:id="ftn1" text:note-class="footnote"><text:note-citation>2</text:note-citation><text:note-body><text:p text:style-name="Footnote">For more fun with <text:span text:style-name="T92">n</text:span>-grams, I recommend the curious reader to point their browsers to the Google Ngram Viewer, which searches "lots of books" from most of history that matters.</text:p></text:note-body></text:note>. <text:span text:style-name="T93">N</text:span>-grams are also incredibly useful in natural language processing---for example, they're how your phone can guess what you're going to text your mom next<text:note text:id="ftn2" text:note-class="footnote"><text:note-citation>3</text:note-citation><text:note-body><text:p text:style-name="Footnote">For fun, try only typing with the suggested words for a while. At least for me, they start repeating "I'll be a bar of the new York NY and I can be a bar of the new York NY and I can."</text:p></text:note-body></text:note>. They're also the key to fully reconciling the <text:span text:style-name="T94">hapax</text:span><text:span text:style-name="T95"> </text:span><text:span text:style-name="T96">legomenon</text:span> and the <text:span text:style-name="T97">cento</text:span>.</text:p>
      <text:p text:style-name="Text_20_body">If the definition of <text:span text:style-name="T98">hapax</text:span><text:span text:style-name="T99"> </text:span><text:span text:style-name="T100">legomena</text:span> is expanded to include <text:span text:style-name="T101">n</text:span>-grams of arbitrary lengths, including full utterances, complete poems, or the collected works of, say, Shakespeare, then we can say that all writing is a <text:span text:style-name="T102">hapax</text:span><text:span text:style-name="T103"> </text:span><text:span text:style-name="T104">legomenon</text:span>, because no one else has said the same words in the same order. In short, everything written or in existence is individual. Everything is differentiated. Everything is an island.</text:p>
      <text:p text:style-name="Text_20_body">If the definition of what comprises a <text:span text:style-name="T105">cento</text:span> is minimized to individual trigrams, bigrams, or even unigrams (individual words), or even parts of words, we arrive again at Solomon's lament: that no writing is original; that every utterance has, in some scrambled way at least, been uttered before. To put it another way, nothing is individual. We're stranded afloat on an ocean of language we did nothing to create, and the best we can hope to accomplish is to find some combination of flotsam and jetsam that hasn't been put together too many times before.</text:p>
      <text:p text:style-name="Text_20_body">This project, <text:span text:style-name="T106">Autocento</text:span><text:span text:style-name="T107"> </text:span><text:span text:style-name="T108">of</text:span><text:span text:style-name="T109"> </text:span><text:span text:style-name="T110">the</text:span><text:span text:style-name="T111"> </text:span><text:span text:style-name="T112">breakfast</text:span><text:span text:style-name="T113"> </text:span><text:span text:style-name="T114">table</text:span>, works within the tension caused by <text:span text:style-name="T115">hapax</text:span><text:span text:style-name="T116"> </text:span><text:span text:style-name="T117">legomena</text:span> and <text:span text:style-name="T118">centi</text:span>, between the first and last half of the statement <text:span text:style-name="T119">we</text:span><text:span text:style-name="T120"> </text:span><text:span text:style-name="T121">are</text:span><text:span text:style-name="T122"> </text:span><text:span text:style-name="T123">all</text:span><text:span text:style-name="T124"> </text:span><text:span text:style-name="T125">unique,</text:span><text:span text:style-name="T126"> </text:span><text:span text:style-name="T127">just</text:span><text:span text:style-name="T128"> </text:span><text:span text:style-name="T129">like</text:span><text:span text:style-name="T130"> </text:span><text:span text:style-name="T131">everyone</text:span><text:span text:style-name="T132"> </text:span><text:span text:style-name="T133">else</text:span>.</text:p>
      <text:h text:style-name="Heading_20_2" text:outline-level="2">Process</text:h>
      <text:p text:style-name="First_20_paragraph">In compiling this text, I've pulled from a few different projects:</text:p>
      <text:list text:style-name="L1">
        <text:list-item>
          <text:p text:style-name="P1">Elegies for alternate selves</text:p>
        </text:list-item>
        <text:list-item>
          <text:p text:style-name="P1">The book of Hezekiah</text:p>
        </text:list-item>
        <text:list-item>
          <text:p text:style-name="P1">Stark raving</text:p>
        </text:list-item>
        <text:list-item>
          <text:p text:style-name="P1">Buildings out of air</text:p>
        </text:list-item>
      </text:list>
      <text:p text:style-name="First_20_paragraph">as well as new poems, written quite recently. As I've compiled them into this project, I've linked them together based on common images or language, disregarding the order of their compositions. What I hope to have accomplished with this hypertext is an approximation of my self as it's evolved, but all at one time. Ultimately, <text:span text:style-name="T134">Autocento</text:span><text:span text:style-name="T135"> </text:span><text:span text:style-name="T136">of</text:span><text:span text:style-name="T137"> </text:span><text:span text:style-name="T138">the</text:span><text:span text:style-name="T139"> </text:span><text:span text:style-name="T140">breakfast</text:span><text:span text:style-name="T141"> </text:span><text:span text:style-name="T142">table</text:span> is a long-exposure photograph of my mind.</text:p>
      <text:h text:style-name="Heading_20_3" text:outline-level="3">A note on terminology</text:h>
      <text:p text:style-name="First_20_paragraph"><text:span text:style-name="T143">Autocento</text:span><text:span text:style-name="T144"> </text:span><text:span text:style-name="T145">of</text:span><text:span text:style-name="T146"> </text:span><text:span text:style-name="T147">the</text:span><text:span text:style-name="T148"> </text:span><text:span text:style-name="T149">breakfast</text:span><text:span text:style-name="T150"> </text:span><text:span text:style-name="T151">table</text:span> comprises work of multiple genres, including prose, verse, tables, lists, and hybrid forms. Because of this, and because of my own personal hang-ups with terms like <text:span text:style-name="T152">poem</text:span> applying to works that aren't verse (and even some that are<text:note text:id="ftn3" text:note-class="footnote"><text:note-citation>4</text:note-citation><text:note-body><text:p text:style-name="Footnote">For more discussion of this subject, see "Ars poetica," "How to read this," "A manifesto of poetics," "On formal poetry," and The third section of "Statements: a fragment."</text:p></text:note-body></text:note>), <text:span text:style-name="T153">piece</text:span> applying to anything, really (it's just annoying, in my opinion---a piece of what?), I've needed to find another word to refer to all the <text:span text:style-name="T154">stuff</text:span> in this project. While the terms "literary object" and "intertext," à la Kristeva et al., more fully describe the things I've been writing and linking in this text, I'm worried that these terms are either too long or too esoteric for me to refer to them consistently when talking about my work. I believe I've found a solution in the term <text:span text:style-name="T155">page</text:span>, as in a page or leaf of a book, or a page on a website. After all, the term <text:span text:style-name="T156">page</text:span> is accurate as it refers to the objects herein--each one is a page---and it's short and unassuming. But it's probably pretty pretentious, too.</text:p>
      <text:h text:style-name="Heading_20_3" text:outline-level="3">The inevitable creep of technology</text:h>
      <text:p text:style-name="First_20_paragraph">Because this project lives online (welcome to the Internet!), I've used a fair amount of technology to get it there.</text:p>
      <text:p text:style-name="Text_20_body">First, I typed all of the objects present into a human-readable markup format called Markdown by John Gruber, using a plain-text editor called Vim.<text:note text:id="ftn4" text:note-class="footnote"><text:note-citation>5</text:note-citation><text:note-body><text:p text:style-name="Footnote">I could've used any text editor for the composition step, including Notepad, but I personally like Vim for its extensibility, composability, and honestly its colorschemes.</text:p></text:note-body></text:note> Markdown is a plain-text format that uses unobtrusive mark-up to signal semantic meaning around a text. A text written with markup can then be passed to a compiler, such as John Gruber's <text:span text:style-name="T157">Markdown.pl</text:span> script, to turn it into functioning HTML for viewing in a browser.</text:p>
      <text:p text:style-name="Text_20_body">As an example, here's the previous paragraph as I typed it:</text:p>
      <text:p text:style-name="P2">First, I typed all of the objects present into a human-readable markup format</text:p>
      <text:p text:style-name="P3">called [Markdown][] by John Gruber, using a plain-text editor called [Vim][].</text:p>
      <text:p text:style-name="P4">[^5] <text:s text:c="1"/>Markdown is a plain-text format that uses unobtrusive mark-up to signal</text:p>
      <text:p text:style-name="P5">semantic meaning around a text. <text:s text:c="1"/>A text written with markup can then be passed</text:p>
      <text:p text:style-name="P6">to a compiler, such as John Gruber's original Markdown.pl script, to turn it</text:p>
      <text:p text:style-name="P7">into functioning HTML for viewing in a browser.</text:p>
      <text:p text:style-name="P8"/>
      <text:p text:style-name="P9">[Markdown]: http://daringfireball.net/projects/markdown/</text:p>
      <text:p text:style-name="P10">[Vim]: http://www.vim.org</text:p>
      <text:p text:style-name="P11"/>
      <text:p text:style-name="P12">[^5]: I could've used any text editor for the composition step, including</text:p>
      <text:p text:style-name="P13"><text:s text:c="2"/>Notepad, but I personally like Vim for its extensibility, composability,</text:p>
      <text:p text:style-name="P14"><text:s text:c="2"/>and honestly its colorschemes.</text:p>
      <text:p text:style-name="First_20_paragraph">And here it is as a compiled HTML file:</text:p>
      <text:p text:style-name="P15">&lt;p&gt;</text:p>
      <text:p text:style-name="P16"><text:s text:c="2"/>First, I typed all of the objects present into a human-readable markup format</text:p>
      <text:p text:style-name="P17"><text:s text:c="2"/>called &lt;a href="http://daringfireball.net/projects/markdown/"&gt;Markdown&lt;/a&gt;</text:p>
      <text:p text:style-name="P18"><text:s text:c="2"/>by John Gruber, using a plain-text editor called &lt;a href="http://www.vim.org"&gt;</text:p>
      <text:p text:style-name="P19"><text:s text:c="2"/>Vim&lt;/a&gt;. &lt;a href="#fn1" class="footnoteRef" id="fnref1"&gt; &lt;sup&gt;1&lt;/sup&gt;&lt;/a&gt;</text:p>
      <text:p text:style-name="P20"><text:s text:c="2"/>Markdown is a plain-text format that uses unobtrusive mark-up to signal</text:p>
      <text:p text:style-name="P21"><text:s text:c="2"/>semantic meaning around a text. A text written with markup can then be passed</text:p>
      <text:p text:style-name="P22"><text:s text:c="2"/>to a compiler, such as John Gruber's original Markdown.pl script, to turn it</text:p>
      <text:p text:style-name="P23"><text:s text:c="2"/>into functioning HTML for viewing in a browser.</text:p>
      <text:p text:style-name="P24">&lt;/p&gt;</text:p>
      <text:p text:style-name="P25"/>
      <text:p text:style-name="P26">&lt;section class="footnotes"&gt;</text:p>
      <text:p text:style-name="P27"><text:s text:c="2"/>&lt;hr /&gt;</text:p>
      <text:p text:style-name="P28"><text:s text:c="2"/>&lt;ol&gt;</text:p>
      <text:p text:style-name="P29"><text:s text:c="4"/>&lt;li id="fn1"&gt;</text:p>
      <text:p text:style-name="P30"><text:s text:c="4"/>&lt;p&gt;</text:p>
      <text:p text:style-name="P31"><text:s text:c="6"/>I could've used any text editor for the composition step, including</text:p>
      <text:p text:style-name="P32"><text:s text:c="6"/>Notepad, but I personally like Vim for its extensibility, composability,</text:p>
      <text:p text:style-name="P33"><text:s text:c="6"/>and honestly its colorschemes.</text:p>
      <text:p text:style-name="P34"><text:s text:c="6"/>&lt;a href="#fnref1"&gt;↩&lt;/a&gt;</text:p>
      <text:p text:style-name="P35"><text:s text:c="4"/>&lt;/p&gt;</text:p>
      <text:p text:style-name="P36"><text:s text:c="4"/>&lt;/li&gt;</text:p>
      <text:p text:style-name="P37"><text:s text:c="2"/>&lt;/ol&gt;</text:p>
      <text:p text:style-name="P38">&lt;/section&gt;</text:p>
      <text:p text:style-name="First_20_paragraph">For these files, I opted to use John McFarlane's pandoc over the original <text:span text:style-name="T158">Markdown.pl</text:span> compiler, because it's more consistent with edge cases in formatting, and because it can compile the Markdown source into a wide variety of different formats, including DOCX, ODT, PDF, HTML, and others. I use an HTML template for <text:span text:style-name="T159">pandoc</text:span> to correctly typeset each object in the web browser. The compiled HTML pages are what you're reading now.</text:p>
      <text:p text:style-name="Text_20_body">Since typing <text:span text:style-name="T160">pandoc [file].txt -t html5 --template=_template.html --filter=trunk/versify.exe --smart --mathml --section-divs -o [file].html</text:span> over 130 times is highly tedious, I've written a GNU Makefile that automates the process. In addition to compiling the HTML files for this project, the Makefile also compiles each page's backlinks (accessible through the φ link at the bottom of each page), and the indexes of first lines, common titles, and <text:span text:style-name="T161">hapax</text:span><text:span text:style-name="T162"> </text:span><text:span text:style-name="T163">legomena</text:span> of this project.</text:p>
      <text:p text:style-name="Text_20_body">Finally, this project needs to enter the realm of the Internet. To do this, I use Github, an online code-collaboration tool that uses the version-control system git under the hood. <text:span text:style-name="T164">git</text:span> was originally written to keep track of the source code of the Linux kernel.<text:note text:id="ftn5" text:note-class="footnote"><text:note-citation>6</text:note-citation><text:note-body><text:p text:style-name="Footnote">As it happens, the week I'm writing this (6 April 2015) is <text:span text:style-name="T165">git</text:span>'s tenth anniversary. The folks at Atlassian have made an interactive timeline for the occasion, and Linux.com has an interesting interview with Linus Torvalds, <text:span text:style-name="T166">git</text:span>'s creator.</text:p></text:note-body></text:note> I use it to keep track of the revisions of the text files in <text:span text:style-name="T167">Autocento</text:span><text:span text:style-name="T168"> </text:span><text:span text:style-name="T169">of</text:span><text:span text:style-name="T170"> </text:span><text:span text:style-name="T171">the</text:span><text:span text:style-name="T172"> </text:span><text:span text:style-name="T173">breakfast</text:span><text:span text:style-name="T174"> </text:span><text:span text:style-name="T175">table</text:span>, which means that you, dear Reader, can explore the path of my revision even more deeply by viewing the Github repository for this project online.</text:p>
      <text:p text:style-name="Text_20_body">For more information on the process I took while compiling <text:span text:style-name="T176">Autocento</text:span><text:span text:style-name="T177"> </text:span><text:span text:style-name="T178">of</text:span><text:span text:style-name="T179"> </text:span><text:span text:style-name="T180">the</text:span><text:span text:style-name="T181"> </text:span><text:span text:style-name="T182">breakfast</text:span><text:span text:style-name="T183"> </text:span><text:span text:style-name="T184">table</text:span>, see my Process page.</text:p>
      <text:h text:style-name="Heading_20_3" text:outline-level="3">Motivation</text:h>
      <text:p text:style-name="First_20_paragraph">Although <text:span text:style-name="T185">git</text:span> and the other tools I use were developed or are mostly used by programmers, engineers, or other kinds of scientists, they're useful in creative writing as well for a few different reasons:</text:p>
      <text:list text:style-name="L2">
        <text:list-item>
          <text:p text:style-name="P39"><text:span text:style-name="T186">Facilitation</text:span><text:span text:style-name="T187"> </text:span><text:span text:style-name="T188">of</text:span><text:span text:style-name="T189"> </text:span><text:span text:style-name="T190">revision.</text:span> By using a VCS like <text:span text:style-name="T191">git</text:span> and plain text files, I can revise a poem (for example, "And") and keep both the current version and a much older one. This lets me hold onto every idea I've had, and "throw things away" without <text:span text:style-name="T192">actually</text:span> throwing them away. They're still there, somewhere, in the source tree.</text:p>
        </text:list-item>
        <text:list-item>
          <text:p text:style-name="P39"><text:span text:style-name="T193">Future</text:span><text:span text:style-name="T194"> </text:span><text:span text:style-name="T195">proofness.</text:span> By using a simple text editor to write out my files instead of a proprietary word processor, I've ensured that no matter what may happen to the stocks of Microsoft, Apple, or Google in the following hundred years, my words will stay accessible and editable. Also, I don't know how to insert links in Word.</text:p>
        </text:list-item>
        <text:list-item>
          <text:p text:style-name="P39"><text:span text:style-name="T196">Philosophy</text:span><text:span text:style-name="T197"> </text:span><text:span text:style-name="T198">of</text:span><text:span text:style-name="T199"> </text:span><text:span text:style-name="T200">intellectual</text:span><text:span text:style-name="T201"> </text:span><text:span text:style-name="T202">property.</text:span> I use open-source, or libre, tools like <text:span text:style-name="T203">vim</text:span>, <text:span text:style-name="T204">pandoc</text:span>, and <text:span text:style-name="T205">make</text:span> because information should be free. This is also the reason why I'm releasing <text:span text:style-name="T206">Autocento</text:span><text:span text:style-name="T207"> </text:span><text:span text:style-name="T208">of</text:span><text:span text:style-name="T209"> </text:span><text:span text:style-name="T210">the</text:span><text:span text:style-name="T211"> </text:span><text:span text:style-name="T212">breakfast</text:span><text:span text:style-name="T213"> </text:span><text:span text:style-name="T214">table</text:span> under a Creative Commons license.</text:p>
        </text:list-item>
      </text:list>
      <text:h text:style-name="Heading_20_2" text:outline-level="2"><text:span text:style-name="T215">Autocento</text:span><text:span text:style-name="T216"> </text:span><text:span text:style-name="T217">of</text:span><text:span text:style-name="T218"> </text:span><text:span text:style-name="T219">the</text:span><text:span text:style-name="T220"> </text:span><text:span text:style-name="T221">breakfast</text:span><text:span text:style-name="T222"> </text:span><text:span text:style-name="T223">table</text:span> and you</text:h>
      <text:h text:style-name="Heading_20_3" text:outline-level="3">Using this site</text:h>
      <text:p text:style-name="First_20_paragraph">Since all of the objects in this project are linked, you can begin from, say, here and follow the links through everything. But if you find yourself lost as in a funhouse maze, looping around and around to the same stupid fountain at the entrance, here are a few tips:</text:p>
      <text:list text:style-name="L3">
        <text:list-item>
          <text:p text:style-name="P40">The ξ link at the bottom of each page leads to a random article.</text:p>
        </text:list-item>
        <text:list-item>
          <text:p text:style-name="P40">The φ link at the bottom of each page leads to its back-link page, which lists the titles of pages that link back to the page you were just on.</text:p>
        </text:list-item>
        <text:list-item>
          <text:p text:style-name="P40">Finally, if you're really desperate, the ◊ link sends you back to the cover page, where you can start over. The cover page links you to the table of contents, as well as the indexes of first lines, common titles, and <text:span text:style-name="T224">hapax</text:span><text:span text:style-name="T225"> </text:span><text:span text:style-name="T226">legomena</text:span>.</text:p>
        </text:list-item>
      </text:list>
      <text:h text:style-name="Heading_20_3" text:outline-level="3">Contact me</text:h>
      <text:p text:style-name="First_20_paragraph">If you'd like to contact me about the state of this work, its history, or its future; or about my writing in general, email me at case dot duckworth plus autocento at gmail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utocento of the breakfast table</dc:title>
  </office:meta>
</office:document-meta>
</file>

<file path=Formula-0/content.xml><?xml version="1.0" encoding="utf-8"?>
<math xmlns="http://www.w3.org/1998/Math/MathML" display="inline">
  <mrow>
    <mn>7</mn>
    <mo>×</mo>
    <msup>
      <mn>10</mn>
      <mn>9</mn>
    </msup>
  </mrow>
</math>
</file>